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officeooo:paragraph-rsid="000c7965"/>
    </style:style>
    <style:style style:name="P4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310" officeooo:paragraph-rsid="0013f310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637bd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officeooo:paragraph-rsid="0013f310"/>
    </style:style>
    <style:style style:name="P10" style:family="paragraph" style:parent-style-name="Preformatted_20_Text">
      <style:text-properties fo:font-size="20pt" officeooo:paragraph-rsid="0013f310" style:font-size-asian="20pt" style:font-size-complex="20pt"/>
    </style:style>
    <style:style style:name="P11" style:family="paragraph" style:parent-style-name="Preformatted_20_Text">
      <style:text-properties fo:font-size="20pt" officeooo:rsid="001637bd" officeooo:paragraph-rsid="001637bd" style:font-size-asian="20pt" style:font-size-complex="20pt"/>
    </style:style>
    <style:style style:name="P12" style:family="paragraph" style:parent-style-name="Preformatted_20_Text">
      <style:text-properties fo:font-size="24pt" officeooo:rsid="000a0946" officeooo:paragraph-rsid="0013f310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637bd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13f310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13f310"/>
    </style:style>
    <style:style style:name="T13" style:family="text">
      <style:text-properties fo:font-size="36pt" officeooo:rsid="000a0946" style:font-size-asian="36pt" style:font-size-complex="36pt"/>
    </style:style>
    <style:style style:name="T14" style:family="text">
      <style:text-properties fo:font-size="36pt" officeooo:rsid="0013f310" style:font-size-asian="36pt" style:font-size-complex="36pt"/>
    </style:style>
    <style:style style:name="T15" style:family="text">
      <style:text-properties fo:font-size="36pt" officeooo:rsid="0016bb2f" style:font-size-asian="36pt" style:font-size-complex="36pt"/>
    </style:style>
    <style:style style:name="T16" style:family="text">
      <style:text-properties officeooo:rsid="001637bd"/>
    </style:style>
    <style:style style:name="T17" style:family="text">
      <style:text-properties officeooo:rsid="0016bb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4">Beatles</text:span><text:span text:style-name="T13"> – </text:span><text:span text:style-name="T15">All My Loving</text:span></text:p>
      <text:p text:style-name="P4"/>
      <text:p text:style-name="P2"/>
      <text:p text:style-name="P3"><text:span text:style-name="T2">[</text:span><text:span text:style-name="T7">Verse</text:span><text:span text:style-name="T2">]</text:span></text:p>
      <text:p text:style-name="P10"><text:span text:style-name="T10">f#m</text:span><text:span text:style-name="T12"> | </text:span><text:span text:style-name="T10">B7 | E | c#m | A | f#m | D | c#m</text:span></text:p>
      <text:p text:style-name="P11"><text:span text:style-name="T9">f#m</text:span><text:span text:style-name="T11"> | </text:span><text:span text:style-name="T9">B7 | E | c#m | A | B | E | E</text:span></text:p>
      <text:p text:style-name="P7"/>
      <text:p text:style-name="P9"><text:span text:style-name="T6">[</text:span><text:span text:style-name="T8">Chorus</text:span><text:span text:style-name="T7">]</text:span></text:p>
      <text:p text:style-name="P8">c#m | C+ | E [2x]</text:p>
      <text:p text:style-name="P8"/>
      <text:p text:style-name="P8">[Coda]</text:p>
      <text:p text:style-name="P8">c#m | E | c#m | E | E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3-12-14T22:21:40.664645104</dc:date>
    <meta:editing-duration>PT43M33S</meta:editing-duration>
    <meta:editing-cycles>11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8" meta:word-count="52" meta:character-count="154" meta:non-whitespace-character-count="109"/>
  </office:meta>
</office:document-meta>
</file>